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3">
      <style:text-properties officeooo:rsid="00269c9f" officeooo:paragraph-rsid="00158455"/>
    </style:style>
    <style:style style:name="P2" style:family="paragraph" style:parent-style-name="Standard" style:list-style-name="L2">
      <style:text-properties officeooo:rsid="0021ddcf" officeooo:paragraph-rsid="00158455"/>
    </style:style>
    <style:style style:name="P3" style:family="paragraph" style:parent-style-name="Standard">
      <style:text-properties officeooo:rsid="0021ddcf" officeooo:paragraph-rsid="00158455"/>
    </style:style>
    <style:style style:name="P4" style:family="paragraph" style:parent-style-name="Standard">
      <style:text-properties officeooo:rsid="00182100" officeooo:paragraph-rsid="00158455"/>
    </style:style>
    <style:style style:name="P5" style:family="paragraph" style:parent-style-name="Standard" style:list-style-name="L2">
      <style:text-properties officeooo:rsid="0021df1b" officeooo:paragraph-rsid="00158455"/>
    </style:style>
    <style:style style:name="P6" style:family="paragraph" style:parent-style-name="Standard" style:list-style-name="L2">
      <style:text-properties officeooo:rsid="0022a597" officeooo:paragraph-rsid="00158455"/>
    </style:style>
    <style:style style:name="P7" style:family="paragraph" style:parent-style-name="Standard" style:list-style-name="L3">
      <style:text-properties officeooo:rsid="00238c65" officeooo:paragraph-rsid="00158455"/>
    </style:style>
    <style:style style:name="P8" style:family="paragraph" style:parent-style-name="Standard" style:list-style-name="L3">
      <style:text-properties officeooo:rsid="0024d24e" officeooo:paragraph-rsid="00158455"/>
    </style:style>
    <style:style style:name="T1" style:family="text">
      <style:text-properties officeooo:rsid="00269c9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8/04/23</text:p>
      <text:p text:style-name="P4"/>
      <text:p text:style-name="P4">Items:</text:p>
      <text:list xml:id="list2219401832" text:style-name="L2">
        <text:list-item>
          <text:p text:style-name="P2">Implementing the pyro AIF agent for thermostat</text:p>
        </text:list-item>
        <text:list-item>
          <text:p text:style-name="P2">Need to implement a RL agent for thermostat</text:p>
        </text:list-item>
        <text:list-item>
          <text:p text:style-name="P2">Literature review?</text:p>
        </text:list-item>
        <text:list-item>
          <text:p text:style-name="P5">Proposal:</text:p>
          <text:list>
            <text:list-item>
              <text:p text:style-name="P5">Need to motivate factor graphs and surprisal more?</text:p>
            </text:list-item>
            <text:list-item>
              <text:p text:style-name="P5">Need to get rid of/replace arXive entries?</text:p>
            </text:list-item>
            <text:list-item>
              <text:p text:style-name="P5">Need to go into more detail on the performance metrics? (what is meant by these).</text:p>
            </text:list-item>
            <text:list-item>
              <text:p text:style-name="P6">Schedule fine now?</text:p>
            </text:list-item>
          </text:list>
        </text:list-item>
      </text:list>
      <text:p text:style-name="P3">Suggestions:</text:p>
      <text:list xml:id="list3348986844" text:style-name="L3">
        <text:list-item>
          <text:p text:style-name="P7">sounds good to implement thermostat and cartpole.</text:p>
        </text:list-item>
        <text:list-item>
          <text:p text:style-name="P7">Good to build the framework and understand how everything is going</text:p>
          <text:list>
            <text:list-item>
              <text:p text:style-name="P7">it’s good to actually do this by hand and explicitly in equations. </text:p>
            </text:list-item>
          </text:list>
        </text:list-item>
        <text:list-item>
          <text:p text:style-name="P8">Literature review:</text:p>
          <text:list>
            <text:list-item>
              <text:p text:style-name="P8">really want to think about it in terms of presenting info for a reader that the reader will need to know to understand the thesis. </text:p>
            </text:list-item>
            <text:list-item>
              <text:p text:style-name="P8">We need to say “what’s ben done?” and then “where is there a gap in the literature?”</text:p>
            </text:list-item>
            <text:list-item>
              <text:p text:style-name="P8">we’re taking a proven technique in a novel domain and putting them together – that’s what hons is. <text:span text:style-name="T1">Break down the application domain. </text:span></text:p>
            </text:list-item>
            <text:list-item>
              <text:p text:style-name="P1">Be systematic – know why you’re doing things and record all the failed experiments. </text:p>
            </text:list-item>
            <text:list-item>
              <text:p text:style-name="P1">Lots’ to do on the video games playing and lots to do on variational free energy. </text:p>
              <text:list>
                <text:list-item>
                  <text:p text:style-name="P1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15:49:47.247793074</meta:creation-date>
    <dc:date>2023-04-18T15:50:17.015606095</dc:date>
    <meta:editing-duration>PT30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197" meta:character-count="1084" meta:non-whitespace-character-count="918"/>
  </office:meta>
</office:document-meta>
</file>